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" style:master-page-name="Standard">
      <style:paragraph-properties fo:margin-top="0cm" fo:margin-bottom="0.353cm" fo:line-height="115%" style:page-number="auto"/>
      <style:text-properties fo:font-size="11pt" fo:language="none" fo:country="none" style:font-size-asian="11pt" style:font-size-complex="11pt"/>
    </style:style>
    <style:style style:name="P2" style:family="paragraph" style:parent-style-name="Standard" style:list-style-name="">
      <style:paragraph-properties fo:margin-top="0cm" fo:margin-bottom="0.353cm" fo:line-height="115%"/>
      <style:text-properties fo:font-size="11pt" fo:language="none" fo:country="none" style:font-size-asian="11pt" style:font-size-complex="11pt"/>
    </style:style>
    <style:style style:name="P3" style:family="paragraph" style:parent-style-name="Standard" style:list-style-name="">
      <style:paragraph-properties fo:margin-top="0cm" fo:margin-bottom="0.353cm" fo:line-height="115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e Entitätsklassen müssen persistent gehalten werden. Zu diesen zählen:</text:p>
      <text:p text:style-name="P2">-Medium</text:p>
      <text:p text:style-name="P2">Musikdatei, Genre, Titel, Interpret, Album, Hochladedatum</text:p>
      <text:p text:style-name="P2">-User</text:p>
      <text:p text:style-name="P2">Vorname, Nachname, Geburtsdatum, Ort, Land, Geschlecht, Email, Passwort (verschlüsselt), Beschreibungstext, Flags, hochgeladene Playlists, hochgeladene Medien, hochgeladene Alben, favorisierte Medien, Follower, selbstgeschriebene Kommentare</text:p>
      <text:p text:style-name="P2">-News</text:p>
      <text:p text:style-name="P2">Verfasser, Text, Titel, Verfassungsdatum</text:p>
      <text:p text:style-name="P2">-Applications</text:p>
      <text:p text:style-name="P2">Absender, Empfänger, Text, Verfassungsdatum</text:p>
      <text:p text:style-name="P2">-Genres</text:p>
      <text:p text:style-name="P2">Name, Obergenre</text:p>
      <text:p text:style-name="P2">-Playlists</text:p>
      <text:p text:style-name="P2">Medien, Name, Ersteller</text:p>
      <text:p text:style-name="P2">-Album</text:p>
      <text:p text:style-name="P2">Medien, Name, Ersteller</text:p>
      <text:p text:style-name="P2">-Label</text:p>
      <text:p text:style-name="P2">Name, LabelManager, Künstler, Impressum, Follower</text:p>
      <text:p text:style-name="P2">-Rating</text:p>
      <text:p text:style-name="P2">Medium, Bewerter, Punktzahl</text:p>
      <text:p text:style-name="P2">-comments</text:p>
      <text:p text:style-name="P2">Text, Ersteller, Verfassungsdatum</text:p>
      <text:p text:style-name="P3"/>
      <text:p text:style-name="P3">All diese Daten werden wir in einer Database-Klasse speichern die auch als Fassade für das Datapaket dient. </text:p>
      <text:p text:style-name="P2"><text:soft-page-break/>Persistenzmechanismus:</text:p>
      <text:p text:style-name="P2">XStream zum Speichern und Laden von persistenten Daten in .xml Dateien um Datenverlust bei neustarten des Programms zu verhindern. Die Musikdateien werden in einem Unterordner abgelegt und beim Hochladen umbenan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de" fo:country="DE" style:letter-kerning="true" style:font-name-asian="Calibri" style:font-size-asian="12pt" style:language-asian="zh" style:country-asian="CN" style:font-name-complex="Calib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Calibri" fo:font-size="12pt" fo:language="de" fo:country="DE" style:letter-kerning="true" style:font-name-asian="Calibri" style:font-size-asian="12pt" style:language-asian="zh" style:country-asian="CN" style:font-name-complex="Calibri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use-window-font-color="true" style:font-name="Arial" fo:font-size="14pt" fo:language="de" fo:country="DE" style:letter-kerning="true" style:font-name-asian="Mangal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style:use-window-font-color="true" style:font-name="Calibri" fo:font-size="12pt" fo:language="de" fo:country="DE" style:letter-kerning="true" style:font-name-asian="Calibri" style:font-size-asian="12pt" style:language-asian="zh" style:country-asian="CN" style:font-name-complex="Calibri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asian="Mangal1"/>
    </style:style>
    <style:style style:name="Caption" style:family="paragraph" style:parent-style-name="Standard" style:class="extra">
      <style:paragraph-properties fo:margin-top="0.212cm" fo:margin-bottom="0.212cm" fo:hyphenation-ladder-count="no-limit"/>
      <style:text-properties style:use-window-font-color="true" style:font-name="Calibri" fo:font-size="12pt" fo:language="de" fo:country="DE" fo:font-style="italic" style:letter-kerning="true" style:font-name-asian="Mangal1" style:language-asian="zh" style:country-asian="CN" style:font-style-asian="italic" style:font-name-complex="Calibri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Calibri" fo:font-size="12pt" fo:language="de" fo:country="DE" style:letter-kerning="true" style:font-name-asian="Mangal1" style:font-size-asian="12pt" style:language-asian="zh" style:country-asian="CN" style:font-name-complex="Calibri" fo:hyphenate="false" fo:hyphenation-remain-char-count="2" fo:hyphenation-push-char-count="2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4" meta:word-count="122" meta:character-count="1041"/>
    <meta:generator>OpenOffice.org/3.4$Win32 OpenOffice.org_project/340m1$Build-9590</meta:generator>
  </office:meta>
</office:document-meta>
</file>